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5.554cm" svg:height="5.805cm" draw:transform="rotate (1.68075206967054) translate (7.29889934211917cm 21.1476187405641cm)" svg:viewBox="0 0 15555 5806" svg:d="M13149 0c531 78 1043 96 1589 70 1035-50-67 796-151 1048-163 489-479 965-310 1527 170 569 225 1170 374 1745 128 491 1269 1141 785 1258-1748 425-3602-115-5392-347-2005-259-4029-381-6032-666-1287-182-2582-155-3864-356l-148 55">
          <text:p/>
        </draw:path>
        <draw:path draw:style-name="gr1" draw:text-style-name="P1" draw:layer="layout" svg:width="6.956cm" svg:height="0.916cm" svg:x="9.243cm" svg:y="12.206cm" svg:viewBox="0 0 6957 917" svg:d="M0 917c1321-377 2651-670 3989-706l1815-70 1021-71 132-70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0T10:18:14.142146266</meta:creation-date>
    <dc:date>2024-01-20T10:19:31.783377870</dc:date>
    <meta:editing-duration>PT1M17S</meta:editing-duration>
    <meta:editing-cycles>1</meta:editing-cycles>
    <meta:document-statistic meta:object-count="2"/>
    <meta:generator>LibreOffice/6.4.7.2$Linux_X86_64 LibreOffice_project/40$Build-2</meta:generator>
  </office:meta>
</office:document-meta>
</file>